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f6f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8e621"/>
    </style:style>
    <style:style style:name="T4" style:family="text">
      <style:text-properties officeooo:rsid="001ff6f1"/>
    </style:style>
    <style:style style:name="T5" style:family="text">
      <style:text-properties officeooo:rsid="00219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 <text:span text:style-name="T1">Client-Server encryption based messaging</text:span><text:span text:style-name="T2"> :</text:span></text:p>
      <text:p text:style-name="Standard"/>
      <text:p text:style-name="Standard">1. Open two terminal: T_client and T_server</text:p>
      <text:p text:style-name="Standard"/>
      <text:p text:style-name="P1">2. In T_client <text:span text:style-name="T3">(receiver) </text:span>execute <text:span text:style-name="T4">the command (python filename.py) </text:span><text:span text:style-name="T5">and run this command.</text:span></text:p>
      <text:p text:style-name="Standard"/>
      <text:p text:style-name="P1">3. In T_server <text:span text:style-name="T3">(sender) </text:span>execute <text:span text:style-name="T4">the command (</text:span><text:span text:style-name="T5">RECEIVER = ‘IP Address of receiver’ PLAINTEXT=’Size of Plaintext’ pyhton filename.py and run this command.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0T11:33:02.379838305</meta:creation-date>
    <meta:generator>LibreOffice/6.4.7.2$Linux_X86_64 LibreOffice_project/40$Build-2</meta:generator>
    <dc:date>2023-10-20T11:56:42.655620928</dc:date>
    <meta:editing-duration>PT12M5S</meta:editing-duration>
    <meta:editing-cycles>5</meta:editing-cycles>
    <meta:document-statistic meta:table-count="0" meta:image-count="0" meta:object-count="0" meta:page-count="1" meta:paragraph-count="4" meta:word-count="48" meta:character-count="326" meta:non-whitespace-character-count="282"/>
  </office:meta>
</office:document-meta>
</file>